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1d8ab" officeooo:paragraph-rsid="0021d8ab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officeooo:rsid="0021d8ab" officeooo:paragraph-rsid="0021d8ab"/>
    </style:style>
    <style:style style:name="P4" style:family="paragraph" style:parent-style-name="Standard">
      <style:text-properties officeooo:paragraph-rsid="0021d8ab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85df"/>
    </style:style>
    <style:style style:name="T4" style:family="text">
      <style:text-properties officeooo:rsid="0021d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асть 1</text:p>
      <text:p text:style-name="Standard"><text:span text:style-name="T2">1. SELECT DISTINCT city FROM customers</text:span></text:p>
      <text:p text:style-name="Standard"><text:span text:style-name="T2">2. SELECT DISTINCT rating FROM customers</text:span></text:p>
      <text:p text:style-name="Standard"><text:span text:style-name="T2">3. SELECT DISTINCT comm FROM salespeople1</text:span></text:p>
      <text:p text:style-name="Standard"><text:span text:style-name="T2">4. SELECT * FROM salespeople1 WHERE city1='London' </text:span></text:p>
      <text:p text:style-name="Standard"><text:span text:style-name="T2">5. SELECT * FROM salespeople1 WHERE comm&gt;0.12 </text:span><text:span text:style-name="T2"/></text:p>
      <text:p text:style-name="Standard"><text:span text:style-name="T2">6. SELECT * FROM customers WHERE city='Rome' </text:span><text:span text:style-name="T2"/></text:p>
      <text:p text:style-name="Standard"><text:span text:style-name="T2">7. SELECT * FROM customers WHERE rating in(100, 300)</text:span></text:p>
      <text:p text:style-name="Standard"><text:span text:style-name="T2">8. SELECT * FROM orders WHERE amt&lt;1000 </text:span><text:span text:style-name="T2"/></text:p>
      <text:p text:style-name="Standard"><text:span text:style-name="T2">9. SELECT * FROM customers WHERE city='Rome' and rating=200 </text:span><text:span text:style-name="T2"/></text:p>
      <text:p text:style-name="Standard"><text:span text:style-name="T2">10. SELECT * FROM customers WHERE city='Berlin' or rating=300 </text:span><text:span text:style-name="T2"/></text:p>
      <text:p text:style-name="Standard">Часть 2</text:p>
      <text:p text:style-name="Standard">1. SELECT * FROM customers WHERE snum <text:span text:style-name="T2">in(1001, 1002, 1007)</text:span></text:p>
      <text:p text:style-name="Standard"><text:span text:style-name="T2">2. </text:span>SELECT * FROM orders WHERE cnum <text:span text:style-name="T2">in(2001, 2002, 2008)</text:span></text:p>
      <text:p text:style-name="Standard"><text:span text:style-name="T2">3. SELECT * FROM salespeople1 WHERE snum BETWEEN 1001 and 1005 </text:span><text:span text:style-name="T2"/></text:p>
      <text:p text:style-name="Standard"><text:span text:style-name="T2">4. </text:span>SELECT * FROM salespeople1 WHERE comm BETWEEN 0.10 and 0.13 </text:p>
      <text:p text:style-name="Standard"><text:span text:style-name="T2">5. </text:span>SELECT * FROM customers WHERE cname BETWEEN 'A%' and 'G%' </text:p>
      <text:p text:style-name="Standard"><text:span text:style-name="T2">6. </text:span>SELECT * FROM customers WHERE city BETWEEN 'A%' and 'L%' </text:p>
      <text:p text:style-name="Standard"><text:span text:style-name="T2">7. </text:span>SELECT * FROM orders WHERE odate BETWEEN '2021-03-10' and '2021-05-10' </text:p>
      <text:p text:style-name="Standard"><text:span text:style-name="T2">8. </text:span>SELECT * FROM customers WHERE cname like 'C%' </text:p>
      <text:p text:style-name="Standard"><text:span text:style-name="T2">9. </text:span>SELECT * FROM customers WHERE cname like 'G%' </text:p>
      <text:p text:style-name="Standard"><text:span text:style-name="T2">10. </text:span>SELECT * FROM customers WHERE cname like 'C%s'</text:p>
      <text:p text:style-name="Standard"/>
      <text:p text:style-name="P3">Практическая №8</text:p>
      <text:p text:style-name="P4"><text:span text:style-name="T4">1. </text:span><text:a xlink:type="simple" xlink:href="http://127.0.0.1/openserver/phpmyadmin/url.php?url=https://dev.mysql.com/doc/refman/5.5/en/select.html" office:target-frame-name="mysql_doc" xlink:show="replace" text:style-name="Internet_20_link" text:visited-style-name="Visited_20_Internet_20_Link"><text:span text:style-name="T1">SELECT</text:span></text:a> <text:a xlink:type="simple" xlink:href="http://127.0.0.1/openserver/phpmyadmin/url.php?url=https://dev.mysql.com/doc/refman/5.5/en/group-by-functions.html#function_count" office:target-frame-name="mysql_doc" xlink:show="replace" text:style-name="Internet_20_link" text:visited-style-name="Visited_20_Internet_20_Link"><text:span text:style-name="T1">COUNT</text:span></text:a>(snum) as КоличествоПродавцов FROM salespeople1</text:p>
      <text:p text:style-name="P3">2.</text:p>
      <text:p text:style-name="P1">3.</text:p>
      <text:p text:style-name="P1">4.</text:p>
      <text:p text:style-name="P1">5.</text:p>
      <text:p text:style-name="P1">6.</text:p>
      <text:p text:style-name="P1">7.</text:p>
      <text:p text:style-name="P1">8.</text:p>
      <text:p text:style-name="P1">9.</text:p>
      <text:p text:style-name="P1">10.</text:p>
      <text:p text:style-name="P1">11.</text:p>
      <text:p text:style-name="P1">12.</text:p>
      <text:p text:style-name="P1">13.</text:p>
      <text:p text:style-name="P1">14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6:21:19.909000000</meta:creation-date>
    <dc:date>2024-05-16T18:07:19.675000000</dc:date>
    <meta:editing-duration>PT28M26S</meta:editing-duration>
    <meta:editing-cycles>4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37" meta:word-count="201" meta:character-count="1178" meta:non-whitespace-character-count="1001"/>
  </office:meta>
</office:document-meta>
</file>